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31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2.87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2.5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d7" fo:wrap-option="wrap" style:rotation-align="none" style:vertical-align="top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6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33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exercicio 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1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20" office:value-type="string" calcext:value-type="string" table:number-columns-spanned="5" table:number-rows-spanned="1">
            <text:p>Supondo um computador IAS, escreva um programa (ver comandos na tabela) para: gravar o valor 2 no endereço 2 da memória, depois ler o conteúdo da memória no endereço 3 e multiplicar este valor por 2, depois armazenar este resultado no endereço 4. Então testar se este mesmo valor for maior que 5 e caso for armazenar no endereço 5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STOR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LOAD M(3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2" table:number-columns-repeated="2"/>
          <table:table-cell table:style-name="ce43"/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STOR M(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SUB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JUMP + M(7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JUMP M(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STOR M(5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JUMP M(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2" table:style-name="ta1">
        <table:table-column table:style-name="co1" table:default-cell-style-name="ce2"/>
        <table:table-column table:style-name="co11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2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, escreva as instruções de um programa (ver comandos na tabela) para ler o conteúdo do endereço 12 da memória, multiplicar este por 2, depois caso for maior ou igual a 10, somar o valor 5 e armazenar o conteúdo no endereço 12, caso contrário subtrair 1 e armazenar no endereço 18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LOAD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+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UB M(17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STOR M(1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STOR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10" calcext:value-type="float">
            <text:p>10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3" table:style-name="ta1">
        <table:table-column table:style-name="co1" table:default-cell-style-name="ce2"/>
        <table:table-column table:style-name="co1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3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que tenha uma porta de entrada do mouse com endereço 1 , escreva as instruções de um programa (ver comandos na tabela) para ficar lendo a entrada e quando o valor da porta de entrada valer &gt;=4 deve-se escrever "1" no endereço 14, quando a entrada valer &gt;=6 deve-se escrever "2" no endereço 15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JUMP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LOAD M(1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+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LOAD M(1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STOR M(1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4" calcext:value-type="float">
            <text:p>4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">
      <number:number number:decimal-places="1" number:min-decimal-places="1" number:min-integer-digits="1"/>
    </number:number-style>
    <number:number-style style:name="N1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P0" style:volatile="true">
      <number:day number:style="long"/>
      <number:text>/</number:text>
      <number:month number:style="long"/>
      <number:text>/</number:text>
      <number:year/>
    </number:date-style>
    <number:text-style style:name="N115">
      <number:text-content/>
      <style:map style:condition="value()&lt;=1.7976931348623157E+308" style:apply-style-name="N115P0"/>
    </number:text-style>
    <number:date-style style:name="N117P0" style:volatile="true">
      <number:day/>
      <number:text>/</number:text>
      <number:month/>
    </number:date-style>
    <number:text-style style:name="N117">
      <number:text-content/>
      <style:map style:condition="value()&lt;=1.7976931348623157E+308" style:apply-style-name="N117P0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4" number:min-decimal-places="4" number:min-integer-digits="1"/>
    </number:number-style>
    <number:date-style style:name="N155P0" style:volatile="true">
      <number:day/>
      <number:text>/</number:text>
      <number:month/>
      <number:text>/</number:text>
      <number:year/>
    </number:date-style>
    <number:text-style style:name="N155">
      <number:text-content/>
      <style:map style:condition="value()&lt;=1.7976931348623157E+308" style:apply-style-name="N155P0"/>
    </number:text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>
      <number:minutes number:style="long"/>
      <number:text>:</number:text>
      <number:seconds number:style="long"/>
    </number:time-style>
    <number:number-style style:name="N16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time-style style:name="N163P0" style:volatile="true">
      <number:hours/>
      <number:text>:</number:text>
      <number:minutes number:style="long"/>
    </number:time-style>
    <number:text-style style:name="N163">
      <number:text-content/>
      <style:map style:condition="value()&lt;=1.7976931348623157E+308" style:apply-style-name="N163P0"/>
    </number:text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number:text>-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22:41:19.978000000</meta:creation-date>
    <dc:date>2024-11-28T22:35:03.107000000</dc:date>
    <meta:editing-duration>PT5H47M36S</meta:editing-duration>
    <meta:editing-cycles>40</meta:editing-cycles>
    <meta:generator>LibreOffice/7.2.2.2$Windows_X86_64 LibreOffice_project/02b2acce88a210515b4a5bb2e46cbfb63fe97d56</meta:generator>
    <meta:document-statistic meta:table-count="3" meta:cell-count="261" meta:object-count="0"/>
  </office:meta>
</office:document-meta>
</file>